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80b1" officeooo:paragraph-rsid="000b80b1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02c4fb" officeooo:paragraph-rsid="000cc021" style:font-weight-asian="normal" style:font-weight-complex="normal"/>
    </style:style>
    <style:style style:name="T1" style:family="text">
      <style:text-properties officeooo:rsid="000377e9"/>
    </style:style>
    <style:style style:name="T2" style:family="text">
      <style:text-properties officeooo:rsid="00055daa"/>
    </style:style>
    <style:style style:name="T3" style:family="text">
      <style:text-properties officeooo:rsid="0006c4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7 </text:p>
      <text:p text:style-name="P2">He usado como editor de código VSCode con sus correspondientes extensiones. Además de un navegador web como firefox, que permite abrir archivos HTML enlazados con ficheros JavaScript <text:span text:style-name="T1">y CSS</text:span>. Además de <text:span text:style-name="T1">l</text:span>as herramientas del desarrollador (F12). L<text:span text:style-name="T1">as cuales</text:span> nos permite<text:span text:style-name="T1">n</text:span> <text:span text:style-name="T1">depurar mediante la </text:span>consola, todos los errores de <text:span text:style-name="T2">los scripts mediante el uso de</text:span> <text:span text:style-name="T1">console</text:span>.log<text:span text:style-name="T1">()</text:span> <text:span text:style-name="T2">y la visualización de errores</text:span>. <text:span text:style-name="T3">Cada vez realicemos un cambio en el editor de código y guardemos, refrescamos el navegador (F5) respecto al recurso que estemos accediendo para poder visualizar los cambios realizados en el códig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8:58:53.657841743</meta:creation-date>
    <meta:generator>LibreOffice/7.3.7.2$Linux_X86_64 LibreOffice_project/30$Build-2</meta:generator>
    <dc:date>2024-01-12T16:26:06.614886133</dc:date>
    <meta:editing-duration>PT2H40M42S</meta:editing-duration>
    <meta:editing-cycles>2</meta:editing-cycles>
    <meta:document-statistic meta:table-count="0" meta:image-count="0" meta:object-count="0" meta:page-count="1" meta:paragraph-count="2" meta:word-count="93" meta:character-count="601" meta:non-whitespace-character-count="509"/>
  </office:meta>
</office:document-meta>
</file>